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2a57" officeooo:paragraph-rsid="00072a57"/>
    </style:style>
    <style:style style:name="P2" style:family="paragraph" style:parent-style-name="Standard">
      <style:text-properties officeooo:rsid="00088d00" officeooo:paragraph-rsid="00088d00"/>
    </style:style>
    <style:style style:name="P3" style:family="paragraph" style:parent-style-name="Standard">
      <style:text-properties officeooo:rsid="0008f868" officeooo:paragraph-rsid="0008f868"/>
    </style:style>
    <style:style style:name="P4" style:family="paragraph" style:parent-style-name="Standard">
      <style:text-properties officeooo:rsid="0009f09d" officeooo:paragraph-rsid="0009f09d"/>
    </style:style>
    <style:style style:name="P5" style:family="paragraph" style:parent-style-name="Standard">
      <style:text-properties officeooo:rsid="000b71e0" officeooo:paragraph-rsid="000b71e0"/>
    </style:style>
    <style:style style:name="P6" style:family="paragraph" style:parent-style-name="Standard">
      <style:text-properties officeooo:rsid="000d0723" officeooo:paragraph-rsid="000d0723"/>
    </style:style>
    <style:style style:name="P7" style:family="paragraph" style:parent-style-name="Standard">
      <style:text-properties officeooo:rsid="000df67f" officeooo:paragraph-rsid="000df67f"/>
    </style:style>
    <style:style style:name="P8" style:family="paragraph" style:parent-style-name="Standard">
      <style:text-properties officeooo:rsid="000f7907" officeooo:paragraph-rsid="000f7907"/>
    </style:style>
    <style:style style:name="P9" style:family="paragraph" style:parent-style-name="Standard">
      <style:text-properties officeooo:rsid="001292c9" officeooo:paragraph-rsid="001292c9"/>
    </style:style>
    <style:style style:name="P10" style:family="paragraph" style:parent-style-name="Standard">
      <style:text-properties officeooo:rsid="001365b9" officeooo:paragraph-rsid="001365b9"/>
    </style:style>
    <style:style style:name="P11" style:family="paragraph" style:parent-style-name="Standard">
      <style:text-properties officeooo:rsid="001365b9" officeooo:paragraph-rsid="00187bc7"/>
    </style:style>
    <style:style style:name="P12" style:family="paragraph" style:parent-style-name="Standard">
      <style:text-properties officeooo:rsid="001563c5" officeooo:paragraph-rsid="001563c5"/>
    </style:style>
    <style:style style:name="P13" style:family="paragraph" style:parent-style-name="Standard">
      <style:text-properties officeooo:rsid="00169734" officeooo:paragraph-rsid="00169734"/>
    </style:style>
    <style:style style:name="P14" style:family="paragraph" style:parent-style-name="Standard">
      <style:text-properties officeooo:rsid="00187bc7" officeooo:paragraph-rsid="00187bc7"/>
    </style:style>
    <style:style style:name="P15" style:family="paragraph" style:parent-style-name="Standard">
      <style:text-properties officeooo:rsid="0019d0b4" officeooo:paragraph-rsid="0019d0b4"/>
    </style:style>
    <style:style style:name="P16" style:family="paragraph" style:parent-style-name="Standard">
      <style:text-properties officeooo:rsid="00187bc7" officeooo:paragraph-rsid="00169734"/>
    </style:style>
    <style:style style:name="P17" style:family="paragraph" style:parent-style-name="Standard">
      <style:text-properties officeooo:rsid="00187bc7" officeooo:paragraph-rsid="00187bc7"/>
    </style:style>
    <style:style style:name="P18" style:family="paragraph" style:parent-style-name="Standard">
      <style:text-properties officeooo:rsid="0019d0b4" officeooo:paragraph-rsid="0019d0b4"/>
    </style:style>
    <style:style style:name="P19" style:family="paragraph" style:parent-style-name="Standard">
      <style:text-properties officeooo:rsid="001eaa66" officeooo:paragraph-rsid="001eaa66"/>
    </style:style>
    <style:style style:name="P20" style:family="paragraph" style:parent-style-name="Standard">
      <style:text-properties fo:font-weight="bold" officeooo:rsid="001eaa66" officeooo:paragraph-rsid="001eaa66" style:font-weight-asian="bold" style:font-weight-complex="bold"/>
    </style:style>
    <style:style style:name="P21" style:family="paragraph" style:parent-style-name="Standard">
      <style:text-properties fo:font-weight="bold" officeooo:rsid="00072a57" officeooo:paragraph-rsid="00072a57" style:font-weight-asian="bold" style:font-weight-complex="bold"/>
    </style:style>
    <style:style style:name="P22" style:family="paragraph" style:parent-style-name="Standard">
      <style:text-properties officeooo:rsid="00204204" officeooo:paragraph-rsid="00204204"/>
    </style:style>
    <style:style style:name="P23" style:family="paragraph" style:parent-style-name="Standard">
      <style:text-properties officeooo:rsid="0020c8a0" officeooo:paragraph-rsid="0020c8a0"/>
    </style:style>
    <style:style style:name="P24" style:family="paragraph" style:parent-style-name="Standard">
      <style:text-properties officeooo:rsid="00088d00" officeooo:paragraph-rsid="00088d00"/>
    </style:style>
    <style:style style:name="P25" style:family="paragraph" style:parent-style-name="Standard">
      <style:text-properties officeooo:rsid="00088d00" officeooo:paragraph-rsid="0027da7d"/>
    </style:style>
    <style:style style:name="P26" style:family="paragraph" style:parent-style-name="Standard">
      <style:text-properties officeooo:rsid="0023500c" officeooo:paragraph-rsid="0023500c"/>
    </style:style>
    <style:style style:name="P27" style:family="paragraph" style:parent-style-name="Standard">
      <style:text-properties officeooo:rsid="00245f8d" officeooo:paragraph-rsid="00245f8d"/>
    </style:style>
    <style:style style:name="P28" style:family="paragraph" style:parent-style-name="Standard">
      <style:text-properties officeooo:rsid="0027da7d" officeooo:paragraph-rsid="0027da7d"/>
    </style:style>
    <style:style style:name="P29" style:family="paragraph" style:parent-style-name="Standard">
      <style:text-properties officeooo:rsid="002e83c1" officeooo:paragraph-rsid="002e83c1"/>
    </style:style>
    <style:style style:name="P30" style:family="paragraph" style:parent-style-name="Standard">
      <style:text-properties officeooo:rsid="0031ccf2" officeooo:paragraph-rsid="0031ccf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0f6a4"/>
    </style:style>
    <style:style style:name="T3" style:family="text">
      <style:text-properties officeooo:rsid="001563c5"/>
    </style:style>
    <style:style style:name="T4" style:family="text">
      <style:text-properties officeooo:rsid="00187bc7"/>
    </style:style>
    <style:style style:name="T5" style:family="text">
      <style:text-properties officeooo:rsid="001b84d8"/>
    </style:style>
    <style:style style:name="T6" style:family="text">
      <style:text-properties officeooo:rsid="0026218f"/>
    </style:style>
    <style:style style:name="T7" style:family="text">
      <style:text-properties officeooo:rsid="00294d5e"/>
    </style:style>
    <style:style style:name="T8" style:family="text">
      <style:text-properties officeooo:rsid="002b3f1b"/>
    </style:style>
    <style:style style:name="T9" style:family="text">
      <style:text-properties officeooo:rsid="002e0087"/>
    </style:style>
    <style:style style:name="T10" style:family="text">
      <style:text-properties officeooo:rsid="002ec9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Bataille navale en N dimension, formalisation :</text:p>
      <text:p text:style-name="P1"/>
      <text:p text:style-name="P2"><text:span text:style-name="T1">Espace des combats</text:span>, tableau de cases de N dimensions : Case[d1][d2]...[dN]</text:p>
      <text:p text:style-name="P2">avec di la taille de l'espace dans la ième dimension, pour i de 1à N</text:p>
      <text:p text:style-name="P26">Mémorise également la taille pour chaque dimension (un espace 8 * 5 * 2 sera possible)</text:p>
      <text:p text:style-name="P27">Le tableau Tailles[1… N] stockera donc d1… dN.</text:p>
      <text:p text:style-name="P27"/>
      <text:p text:style-name="P28">Chaque case sera consultable de deux manières différentes :</text:p>
      <text:p text:style-name="P28">Pour tous les joueurs : on obtient un état parmi les suivants : "pas encore ciblé", "dans l'eau", "touché", "coulé".</text:p>
      <text:p text:style-name="P28">Pour le joueur dont c'est l'espace : donne<text:span text:style-name="T7"> une information sur la présence d'un de ses vaisseaux ou non.</text:span></text:p>
      <text:p text:style-name="P25"/>
      <text:p text:style-name="P10">Commande : tirer(tableau d'entier de 1 à N)</text:p>
      <text:p text:style-name="P10">appelle la commande tirer de la case correspondante <text:span text:style-name="T3">aux coordonnées</text:span></text:p>
      <text:p text:style-name="P12">Renvoie "dans l'eau", "touché" ou "coulé"</text:p>
      <text:p text:style-name="P2"/>
      <text:p text:style-name="P3"><text:span text:style-name="T1">Case :</text:span> Contient une référence au vaisseau placé à cet endroit, <text:span text:style-name="T2">ship</text:span>, <text:span text:style-name="T2">qui vaut </text:span>null s'il n'y a pas de vaisseau.</text:p>
      <text:p text:style-name="P3">Contient également un booléen Tir, indiquant si la case a déjà été visée par un tir.</text:p>
      <text:p text:style-name="P3"/>
      <text:p text:style-name="P3">Ces deux informations suffisent à faire la distinction entre 3 états :</text:p>
      <text:p text:style-name="P3">- pas encore ciblé</text:p>
      <text:p text:style-name="P3">- dans l'eau</text:p>
      <text:p text:style-name="P3">- touché/coulé</text:p>
      <text:p text:style-name="P3"/>
      <text:p text:style-name="P3">Pour la distinction entre touché et coulé, il faut voir avec les autres cases occupées par le vaisseau, il est plus simple de passer directement par le vaisseau.</text:p>
      <text:p text:style-name="P3"/>
      <text:p text:style-name="P12">Commande tirer() :</text:p>
      <text:p text:style-name="P13">Précondition : Tir = faux</text:p>
      <text:p text:style-name="P13"/>
      <text:p text:style-name="P13">Tir ← vrai</text:p>
      <text:p text:style-name="P13">Si ship = null alors</text:p>
      <text:p text:style-name="P13"><text:tab/>renvoyer "dans l'eau"</text:p>
      <text:p text:style-name="P13">sinon</text:p>
      <text:p text:style-name="P13"><text:tab/>renvoyer ship.tirer()</text:p>
      <text:p text:style-name="P13"><text:tab/></text:p>
      <text:p text:style-name="P3"/>
      <text:p text:style-name="P4"><text:span text:style-name="T1">Vaisseau :</text:span> aligné sur des cases de l'espace des combats.</text:p>
      <text:p text:style-name="P4">Longueur du vaisseau L. Correspond aux points de vie initiaux du vaisseau <text:span text:style-name="T4">PV</text:span>.</text:p>
      <text:p text:style-name="P4">Définition d'un bon placement :</text:p>
      <text:p text:style-name="P4">Coordonnées des extrémités, deux tableaux d'entiers de longueur N :</text:p>
      <text:p text:style-name="P4">- Proue[1...N]</text:p>
      <text:p text:style-name="P4">- Poupe[1...N]</text:p>
      <text:p text:style-name="P4"/>
      <text:p text:style-name="P5">Condition de non-dépassement :</text:p>
      <text:p text:style-name="P5">pour i de 1 à N :</text:p>
      <text:p text:style-name="P5">1 ≤ Proue[i] ≤ <text:span text:style-name="T6">Tailles[i]</text:span></text:p>
      <text:p text:style-name="P5">1 ≤ Poupe[i] ≤ <text:span text:style-name="T6">Tailles[i]</text:span></text:p>
      <text:p text:style-name="P5"/>
      <text:p text:style-name="P5">Condition d'alignement et de longueur :</text:p>
      <text:p text:style-name="P5"><text:soft-page-break/>pour i de 1 à N :</text:p>
      <text:p text:style-name="P5">Proue[i] = Poupe[i]</text:p>
      <text:p text:style-name="P5">OU EXCLUSIF</text:p>
      <text:p text:style-name="P5">| Proue[i] - Poupe[i] | + 1 = L pour un unique i qu'on appelle S : Sens du navire.</text:p>
      <text:p text:style-name="P5"/>
      <text:p text:style-name="P6">Condition de non-chevauchement :</text:p>
      <text:p text:style-name="P9">soit minS = minimum(<text:span text:style-name="T2">Proue[S], </text:span>Poupe[S])</text:p>
      <text:p text:style-name="P7">pour k de 1 à L :</text:p>
      <text:p text:style-name="P8">Case[Proue[1]]…<text:span text:style-name="T2">[minS + k - 1]…[Proue[N]].ship = null</text:span></text:p>
      <text:p text:style-name="P8"/>
      <text:p text:style-name="P15">quand toutes les conditions sont vérifiées, on place le vaisseau :</text:p>
      <text:p text:style-name="P9">soit minS = minimum(<text:span text:style-name="T2">Proue[S], </text:span>Poupe[S])</text:p>
      <text:p text:style-name="P7">pour k de 1 à L :</text:p>
      <text:p text:style-name="P8">Case[Proue[1]]…<text:span text:style-name="T2">[minS + k - 1]…[Proue[N]].ship = vaisseau à placer.</text:span></text:p>
      <text:p text:style-name="P15"/>
      <text:p text:style-name="P8"/>
      <text:p text:style-name="P13">Commande tirer()</text:p>
      <text:p text:style-name="P16">PV ← PV - 1</text:p>
      <text:p text:style-name="P14">si PV = 0 alors</text:p>
      <text:p text:style-name="P11"><text:tab/><text:span text:style-name="T4">renvoyer "coulé"</text:span></text:p>
      <text:p text:style-name="P14">sinon</text:p>
      <text:p text:style-name="P14"><text:tab/>renvoyer "touché"</text:p>
      <text:p text:style-name="P14"/>
      <text:p text:style-name="P15">Note : dans ce modèle, le vaisseau ne mémorise pas lesquelles de ses parties sont touchées. Ce n'est pas gênant car on ne peut pas tirer deux fois au même endroit <text:span text:style-name="T5">(précondition de tirer() dans Case).</text:span></text:p>
      <text:p text:style-name="P15"/>
      <text:p text:style-name="P15"/>
      <text:p text:style-name="P20">Visualisation pour le mode 3D :</text:p>
      <text:p text:style-name="P19"/>
      <text:p text:style-name="P22">Visualisation couche par couche, dépendant de l'orientation.</text:p>
      <text:p text:style-name="P23">Orientations possibles définies par l<text:span text:style-name="T9">'Axe</text:span> orthogonal aux plans visualisés :</text:p>
      <text:p text:style-name="P23">Abscisse (longueur x), Ordonnée (largeur y), Cote (hauteur z) <text:span text:style-name="T8">sont les noms de dimension pour les dimensions 1, 2 et 3, avec d1 = x, d2 = y, d3 = z.</text:span></text:p>
      <text:p text:style-name="P23">- Abscisse : x couches orientées par Ordonnée et Cote.</text:p>
      <text:p text:style-name="P23">- Ordonnée : y couches orientées par Abscisse et Cote.</text:p>
      <text:p text:style-name="P23">- Cote : z couches orientées par Abscisse et Ordonnée.</text:p>
      <text:p text:style-name="P23"/>
      <text:p text:style-name="P29">Note : On peut peut-être définir un plan par son "hyper-axe" dans les cas où N &gt; 3. Chaque hyper-axe serait défini par (N - 2 dimensions), les 2 dimensions <text:span text:style-name="T10">non comprises seront celles des plans visualisés.</text:span></text:p>
      <text:p text:style-name="P30">Le nombre d'hyper-axes possibles sera le nombre de combinaison de 2 dans 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6T08:42:10.407919599</meta:creation-date>
    <dc:date>2016-01-17T18:41:30.320229989</dc:date>
    <meta:editing-duration>PT1H25M52S</meta:editing-duration>
    <meta:editing-cycles>40</meta:editing-cycles>
    <meta:generator>LibreOffice/4.2.8.2$Linux_x86 LibreOffice_project/420m0$Build-2</meta:generator>
    <meta:document-statistic meta:table-count="0" meta:image-count="0" meta:object-count="0" meta:page-count="2" meta:paragraph-count="65" meta:word-count="580" meta:character-count="3232" meta:non-whitespace-character-count="2711"/>
  </office:meta>
</office:document-meta>
</file>